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2e62b2" officeooo:paragraph-rsid="002e62b2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2ef35a" officeooo:paragraph-rsid="002ef35a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f79e9" officeooo:paragraph-rsid="002f79e9"/>
    </style:style>
    <style:style style:name="P12" style:family="paragraph" style:parent-style-name="Title">
      <style:text-properties officeooo:rsid="002ccc31" officeooo:paragraph-rsid="002ccc31"/>
    </style:style>
    <style:style style:name="T1" style:family="text">
      <style:text-properties officeooo:rsid="0024c98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f35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ef35a" style:font-style-asian="normal" style:font-style-complex="normal"/>
    </style:style>
    <style:style style:name="T6" style:family="text">
      <style:text-properties fo:font-style="normal" officeooo:rsid="002f79e9" style:font-style-asian="normal" style:font-style-complex="normal"/>
    </style:style>
    <style:style style:name="T7" style:family="text">
      <style:text-properties officeooo:rsid="002ccc31"/>
    </style:style>
    <style:style style:name="T8" style:family="text">
      <style:text-properties style:font-name="Liberation Sans" fo:font-size="28pt" fo:font-weight="bold" style:font-name-asian="Source Han Sans CN" style:font-size-asian="28pt" style:font-weight-asian="bold" style:font-name-complex="Droid Sans Devanagari1" style:font-size-complex="28pt" style:font-weight-complex="bold"/>
    </style:style>
    <style:style style:name="T9" style:family="text">
      <style:text-properties officeooo:rsid="002e62b2"/>
    </style:style>
    <style:style style:name="T10" style:family="text">
      <style:text-properties officeooo:rsid="002ef35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3"/>
      <text:p text:style-name="P3"/>
      <text:p text:style-name="P12">PR<text:span text:style-name="T8">ÀCTICA DE CERCA</text:span></text:p>
      <text:p text:style-name="P4">Bernat Borràs Civil, Alexandre Ros i Roge<text:span text:style-name="T7">r i</text:span> Oscar Ramos Núñez <text:s/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6"><text:a xlink:type="simple" xlink:href="#__RefHeading___Toc1977_4265977007" text:style-name="Index_20_Link" text:visited-style-name="Index_20_Link">1 Introducció<text:tab/>3</text:a></text:p>
          <text:p text:style-name="P6"><text:a xlink:type="simple" xlink:href="#__RefHeading___Toc1979_4265977007" text:style-name="Index_20_Link" text:visited-style-name="Index_20_Link">2 Vector Ordenat i Cerca Dicotòmica<text:tab/>5</text:a></text:p>
          <text:p text:style-name="P6"><text:a xlink:type="simple" xlink:href="#__RefHeading___Toc1981_4265977007" text:style-name="Index_20_Link" text:visited-style-name="Index_20_Link">3 Filtres de Bloom<text:tab/>7</text:a></text:p>
          <text:p text:style-name="P7"><text:a xlink:type="simple" xlink:href="#__RefHeading___Toc1983_4265977007" text:style-name="Index_20_Link" text:visited-style-name="Index_20_Link">Anàlisi de la</text:a><text:a xlink:type="simple" xlink:href="#__RefHeading___Toc1983_4265977007" text:style-name="Index_20_Link" text:visited-style-name="Index_20_Link"><text:span text:style-name="T2"> taxa de falsos positius </text:span></text:a><text:a xlink:type="simple" xlink:href="#__RefHeading___Toc1983_4265977007" text:style-name="Index_20_Link" text:visited-style-name="Index_20_Link">i optimalitat d' </text:a><text:a xlink:type="simple" xlink:href="#__RefHeading___Toc1983_4265977007" text:style-name="Index_20_Link" text:visited-style-name="Index_20_Link"><text:span text:style-name="T2">m</text:span></text:a><text:a xlink:type="simple" xlink:href="#__RefHeading___Toc1983_4265977007" text:style-name="Index_20_Link" text:visited-style-name="Index_20_Link"><text:tab/>8</text:a></text:p>
          <text:p text:style-name="P7"><text:a xlink:type="simple" xlink:href="#__RefHeading___Toc1985_4265977007" text:style-name="Index_20_Link" text:visited-style-name="Index_20_Link">Com s'ha plantejat l'algorisme i anàlisi dels costs<text:tab/>9</text:a></text:p>
          <text:p text:style-name="P7"><text:a xlink:type="simple" xlink:href="#__RefHeading___Toc1987_4265977007" text:style-name="Index_20_Link" text:visited-style-name="Index_20_Link">Anàlisi de les funcions de hash<text:tab/>9</text:a></text:p>
          <text:p text:style-name="P6"><text:a xlink:type="simple" xlink:href="#__RefHeading___Toc1989_4265977007" text:style-name="Index_20_Link" text:visited-style-name="Index_20_Link">4 Taula Hash amb doble hash<text:tab/>12</text:a></text:p>
          <text:p text:style-name="P6"><text:a xlink:type="simple" xlink:href="#__RefHeading___Toc1991_4265977007" text:style-name="Index_20_Link" text:visited-style-name="Index_20_Link">5 Ternary Search Tree<text:tab/>14</text:a></text:p>
          <text:p text:style-name="P6"><text:a xlink:type="simple" xlink:href="#__RefHeading___Toc1991_42659770071" text:style-name="Index_20_Link" text:visited-style-name="Index_20_Link">6 Conclusions<text:tab/>16</text:a></text:p>
          <text:p text:style-name="P6"><text:a xlink:type="simple" xlink:href="#__RefHeading___Toc1991_426597700711" text:style-name="Index_20_Link" text:visited-style-name="Index_20_Link"><text:span text:style-name="T4">7 Referències</text:span></text:a><text:a xlink:type="simple" xlink:href="#__RefHeading___Toc1991_426597700711" text:style-name="Index_20_Link" text:visited-style-name="Index_20_Link"><text:tab/>1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bookmark-start text:name="__RefHeading___Toc1977_4265977007"/>1<text:tab/><text:alphabetical-index-mark-start text:id="IMark94531130522840"/>Introducció<text:span text:style-name="T9"> al problema</text:span><text:bookmark-end text:name="__RefHeading___Toc1977_4265977007"/><text:alphabetical-index-mark-end text:id="IMark94531130522840"/></text:h>
      <text:p text:style-name="P8"/>
      <text:p text:style-name="P9">En aquesta pràctica d'Intel·ligència Artificial, se'ns demana dissenyar i implementar un algorisme de cerca per a tal d'optimitzar un problema proposat. A l'enunciat de la pràctica s'explica en detall els costs i detalls del problema, així que nosaltres presentarem un breu resum d'aquest problema més enfocat per a la justificació de les decisions d'implementació que hem pres.</text:p>
      <text:p text:style-name="P9"/>
      <text:p text:style-name="P9">En resum, <text:span text:style-name="T10">tenim un conjunt de </text:span><text:span text:style-name="T3">Clients</text:span><text:span text:style-name="T5"> i </text:span><text:span text:style-name="T3">Centrals </text:span><text:span text:style-name="T5">amb posicions enteres sobre un tauler </text:span><text:span text:style-name="T3">100x100.</text:span><text:span text:style-name="T5"> El nostre deure és assignar els clients a les centrals amb l'objectiu de maximitzar el benefici final. A més a més, se'ns presenten diferents tipus de clients i de centrals, que modifiquen l'energia que consumeixen, que generen, i també els beneficis i pèrdues que provoquen.</text:span></text:p>
      <text:p text:style-name="P9"><text:span text:style-name="T5"/></text:p>
      <text:p text:style-name="P10"><text:span text:style-name="T4">D'entre aquestes classificacions, la més important amb diferència tracta sobre la garantia dels clients. En una solució del problema, cada client és o bé </text:span><text:span text:style-name="T2">Garantitzat</text:span><text:span text:style-name="T4"> o no. Si ho és, llavors aquest client no pot quedar-se sense central. En canvi, els clients </text:span><text:span text:style-name="T2">no-Garantitzats</text:span><text:span text:style-name="T4"> </text:span><text:span text:style-name="T6">poden quedar-se sense centrals. En aquest cas, a canvi d'una indemnització.</text:span></text:p>
      <text:p text:style-name="P10"><text:span text:style-name="T6"/></text:p>
      <text:p text:style-name="P11"><text:span text:style-name="T4">També destaquem el fet que una central, si subministra a qualsevol nombre de clients, aquesta produeix tota l'energia que pot produir independentment del nombre de clients o del consum dels clients. Per tant, cal aprofitar tota aquesta energia intentant que les centrals estiguin o bé quasi plenes, o bé completament buides. Així, si una central no està subministrant cap client, aquesta pot estalviar-se el cost de tenir-la encesa.</text:span></text:p>
      <text:p text:style-name="P11"><text:span text:style-name="T4"/></text:p>
      <text:p text:style-name="P11"><text:span text:style-name="T4">Finalment, volem comentar que si assignem una central molt llunyana a un client, hi ha una pèrdu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uente_20_de_20_párrafo_20_predeter." style:display-name="Fuente de párrafo predeter.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style:font-size-asian="8.75pt" style:font-style-asian="normal" style:font-size-complex="10pt" style:font-style-complex="normal"/>
    </style:style>
    <style:style style:name="MT1" style:family="text">
      <style:text-properties officeooo:rsid="002ccc31"/>
    </style:style>
    <style:style style:name="MT2" style:family="text">
      <style:text-properties officeooo:rsid="0024c98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<text:span text:style-name="MT1">Intel·ligència Artificial</text:span><text:span text:style-name="MT2"><text:tab/><text:tab/>Pàgina </text:span><text:span text:style-name="MT2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7T10:10:22.363025319</dc:date>
    <meta:editing-duration>PT7H25M58S</meta:editing-duration>
    <meta:editing-cycles>62</meta:editing-cycles>
    <meta:generator>LibreOffice/7.3.6.2$Linux_X86_64 LibreOffice_project/30$Build-2</meta:generator>
    <meta:document-statistic meta:table-count="0" meta:image-count="0" meta:object-count="0" meta:page-count="3" meta:paragraph-count="21" meta:word-count="347" meta:character-count="2127" meta:non-whitespace-character-count="1796"/>
  </office:meta>
</office:document-meta>
</file>